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338cm" fo:min-width="2.4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1.557cm"/>
      <style:paragraph-properties style:writing-mode="lr-tb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.371cm" fo:min-width="0.7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1.177cm"/>
      <style:paragraph-properties style:writing-mode="lr-tb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12cm" fo:min-width="0.0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1.557cm"/>
      <style:paragraph-properties style:writing-mode="lr-tb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0.535cm" fo:min-width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.518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48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49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5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50" draw:marker-end-width="0.3cm" draw:fill="none" draw:textarea-vertical-align="middle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1.338cm" fo:min-width="1.215cm"/>
    </style:style>
    <style:style style:name="gr17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55" draw:marker-end-width="0.3cm" draw:fill="none" draw:textarea-vertical-align="middle"/>
    </style:style>
    <style:style style:name="gr19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4pt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cm" svg:height="0.962cm" svg:x="1.317cm" svg:y="1.443cm">
          <draw:text-box>
            <text:p>Iterative Exponentiation</text:p>
          </draw:text-box>
        </draw:frame>
        <draw:custom-shape draw:style-name="gr2" draw:text-style-name="P2" draw:layer="layout" svg:width="2.962cm" svg:height="1.588cm" svg:x="3.087cm" svg:y="4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2" draw:id="id2" draw:layer="layout" svg:width="2.254cm" svg:height="1.189cm" svg:x="3.477cm" svg:y="5.204cm">
          <draw:text-box>
            <text:p text:style-name="P3">product</text:p>
          </draw:text-box>
        </draw:frame>
        <draw:custom-shape draw:style-name="gr4" draw:text-style-name="P5" xml:id="id1" draw:id="id1" draw:layer="layout" svg:width="2.216cm" svg:height="1.107cm" svg:x="5.31cm" svg:y="8.71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6" draw:layer="layout" svg:width="1.677cm" svg:height="1.022cm" svg:x="6.031cm" svg:y="8.884cm">
          <draw:text-box>
            <text:p><text:span text:style-name="T1">*</text:span></text:p>
          </draw:text-box>
        </draw:frame>
        <draw:custom-shape draw:style-name="gr6" draw:text-style-name="P5" draw:layer="layout" svg:width="1.109cm" svg:height="1.109cm" svg:x="11.977cm" svg:y="9.5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503cm" svg:height="0.965cm" svg:x="12.177cm" svg:y="9.772cm">
          <draw:text-box>
            <text:p text:style-name="P3">1</text:p>
          </draw:text-box>
        </draw:frame>
        <draw:custom-shape draw:style-name="gr8" draw:text-style-name="P5" draw:layer="layout" svg:width="1.109cm" svg:height="1.109cm" svg:x="14.517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xml:id="id5" draw:id="id5" draw:layer="layout" svg:width="1.018cm" svg:height="1.12cm" svg:x="14.608cm" svg:y="3.505cm">
          <draw:text-box>
            <text:p>=</text:p>
          </draw:text-box>
        </draw:frame>
        <draw:line draw:style-name="gr10" draw:text-style-name="P8" draw:layer="layout" svg:x1="8.167cm" svg:y1="6.262cm" svg:x2="6.262cm" svg:y2="8.802cm">
          <text:p/>
        </draw:line>
        <draw:line draw:style-name="gr11" draw:text-style-name="P8" draw:layer="layout" svg:x1="4.675cm" svg:y1="6.58cm" svg:x2="5.945cm" svg:y2="8.802cm">
          <text:p/>
        </draw:line>
        <draw:line draw:style-name="gr12" draw:text-style-name="P8" draw:layer="layout" svg:x1="12.295cm" svg:y1="10.072cm" svg:x2="10.39cm" svg:y2="9.755cm">
          <text:p/>
        </draw:line>
        <draw:connector draw:style-name="gr13" draw:text-style-name="P8" draw:layer="layout" svg:x1="5.587cm" svg:y1="9.27cm" svg:x2="4.604cm" svg:y2="6.393cm" draw:start-shape="id1" draw:start-glue-point="6" draw:end-shape="id2" svg:d="M5587 9270h-983v-2877" svg:viewBox="0 0 984 2878">
          <text:p/>
        </draw:connector>
        <draw:connector draw:style-name="gr14" draw:text-style-name="P8" draw:layer="layout" svg:x1="10.231cm" svg:y1="8.802cm" svg:x2="11.668cm" svg:y2="6.493cm" draw:start-shape="id3" draw:start-glue-point="2" draw:end-shape="id4" svg:d="M10231 8802v500h1437v-2809" svg:viewBox="0 0 1438 2810">
          <text:p/>
        </draw:connector>
        <draw:custom-shape draw:style-name="gr4" draw:text-style-name="P5" draw:layer="layout" svg:width="2.216cm" svg:height="1.107cm" svg:x="8.61cm" svg:y="8.71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6" draw:layer="layout" svg:width="1.677cm" svg:height="1.022cm" svg:x="9.331cm" svg:y="8.883cm">
          <draw:text-box>
            <text:p><text:span text:style-name="T1">-</text:span></text:p>
          </draw:text-box>
        </draw:frame>
        <draw:line draw:style-name="gr15" draw:text-style-name="P8" xml:id="id3" draw:id="id3" draw:layer="layout" svg:x1="10.707cm" svg:y1="6.262cm" svg:x2="9.755cm" svg:y2="8.802cm">
          <text:p/>
        </draw:line>
        <draw:custom-shape draw:style-name="gr2" draw:text-style-name="P2" xml:id="id4" draw:id="id4" draw:layer="layout" svg:width="2.962cm" svg:height="1.588cm" svg:x="10.187cm" svg:y="4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254cm" svg:height="1.189cm" svg:x="10.577cm" svg:y="5.204cm">
          <draw:text-box>
            <text:p text:style-name="P3">counter</text:p>
          </draw:text-box>
        </draw:frame>
        <draw:custom-shape draw:style-name="gr16" draw:text-style-name="P2" draw:layer="layout" svg:width="1.715cm" svg:height="1.588cm" svg:x="7.287cm" svg:y="4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0" draw:layer="layout" svg:width="1.325cm" svg:height="1.189cm" svg:x="7.777cm" svg:y="5.204cm">
          <draw:text-box>
            <text:p text:style-name="P9"><text:span text:style-name="T2">b</text:span></text:p>
          </draw:text-box>
        </draw:frame>
        <draw:connector draw:style-name="gr17" draw:text-style-name="P8" draw:layer="layout" svg:x1="11.668cm" svg:y1="4.905cm" svg:x2="14.608cm" svg:y2="4.065cm" draw:start-shape="id4" draw:start-glue-point="0" draw:end-shape="id5" draw:end-glue-point="3" svg:d="M11668 4905v-840h2940" svg:viewBox="0 0 2941 841">
          <text:p/>
        </draw:connector>
        <draw:line draw:style-name="gr18" draw:text-style-name="P8" draw:layer="layout" svg:x1="15.152cm" svg:y1="6.345cm" svg:x2="15.152cm" svg:y2="4.357cm">
          <text:p/>
        </draw:line>
        <draw:custom-shape draw:style-name="gr6" draw:text-style-name="P5" draw:layer="layout" svg:width="1.109cm" svg:height="1.109cm" svg:x="14.606cm" svg:y="6.2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503cm" svg:height="0.965cm" svg:x="14.784cm" svg:y="6.575cm">
          <draw:text-box>
            <text:p text:style-name="P3">0</text:p>
          </draw:text-box>
        </draw:frame>
        <draw:custom-shape draw:style-name="gr19" draw:text-style-name="P11" draw:layer="layout" svg:width="0.266cm" svg:height="0.266cm" svg:x="4.472cm" svg:y="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266cm" svg:height="0.266cm" svg:x="11.533cm" svg:y="6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266cm" svg:height="0.266cm" svg:x="5.473cm" svg:y="8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6:19:10.749365409</meta:creation-date>
    <dc:date>2023-04-16T16:31:36.266542675</dc:date>
    <meta:editing-duration>PT1M44S</meta:editing-duration>
    <meta:editing-cycles>1</meta:editing-cycles>
    <meta:document-statistic meta:object-count="28"/>
    <meta:generator>LibreOffice/7.0.4.2$Linux_X86_64 LibreOffice_project/00$Build-2</meta:generator>
  </office:meta>
</office:document-meta>
</file>